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P5" style:family="paragraph" style:parent-style-name="Text_20_body">
      <style:paragraph-properties fo:break-before="pag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ndroid Application</text:h>
      <text:h text:style-name="Heading_20_2" text:outline-level="2">User Interface</text:h>
      <text:h text:style-name="Heading_20_3" text:outline-level="3">Login</text:h>
      <text:p text:style-name="Text_20_body">The application must login in order to connect to the server. The user may chose to cache the username and password when connecting in order to avoid reentering their credentials.</text:p>
      <text:h text:style-name="Heading_20_3" text:outline-level="3">Parking Period</text:h>
      <text:p text:style-name="Text_20_body">The main page of the app will contain a text field used to specify the period when the user expects to be parked. </text:p>
      <text:p text:style-name="Text_20_body">By default, the expected period will be the current time for one hour. The default period should be configurable by the user.</text:p>
      <text:h text:style-name="Heading_20_3" text:outline-level="3">Map Display</text:h>
      <text:p text:style-name="Text_20_body">The application will display a map centered on the user's known location. The map will be based on the Google map engine with semi-transparent colored overlays added over the streets. The color overlays will be based on the parking schedule on the street during the expected period. The following color scheme will be used:</text:p>
      <text:list xml:id="list8905920125523004739" text:style-name="L1">
        <text:list-item>
          <text:p text:style-name="P1">red: restricted parking during the expected period.</text:p>
        </text:list-item>
        <text:list-item>
          <text:p text:style-name="P1">yellow: restricted within 1 hours of expected</text:p>
        </text:list-item>
        <text:list-item>
          <text:p text:style-name="P1">green: no restriction within 1 hour.</text:p>
        </text:list-item>
      </text:list>
      <text:p text:style-name="Text_20_body">If the user touches the map, a detailed schedule for the current week will be displayed. The yellow to green tolerance should be configurable by the user.</text:p>
      <text:h text:style-name="Heading_20_3" text:outline-level="3">Destination</text:h>
      <text:p text:style-name="Text_20_body">The main page of the app will contain a text input field used to specify the driver's destination address. When a destination is entered, the center of the map will become the destination. The user can then view the parking schedule of <text:s/>any nearby street by selecting it.</text:p>
      <text:h text:style-name="Heading_20_3" text:outline-level="3">Location</text:h>
      <text:p text:style-name="Text_20_body">If no destination is provided by the user then the location service of the phone will be used to center the application's map display. If the phone does not have the location service enabled then the location from the previous session will be used. If no previous session is available the user's registered address or the phone's area code will be used.</text:p>
      <text:h text:style-name="Heading_20_2" text:outline-level="2">Parking Schedules</text:h>
      <text:p text:style-name="Text_20_body"/>
      <text:p text:style-name="Text_20_body">Detailed parking schedules will be viewable by selecting a position on the application's map interface. <text:soft-page-break/>The schedule will contain all days included in the user's specified parking period. Times when parking is restricted will be colored red and green will be used when parking is permitted. If there is a different schedule for each side of the street then the time period will contain both red and green.</text:p>
      <text:h text:style-name="Heading_20_2" text:outline-level="2">Updating Signs</text:h>
      <text:p text:style-name="Text_20_body">The main page of the application will contain a button to report a discrepancy. Pressing this button will display a new page allowing to either correct the displayed schedule or to take a picture of the sign.</text:p>
      <text:h text:style-name="Heading_20_3" text:outline-level="3">Manual Correction </text:h>
      <text:p text:style-name="Text_20_body">If the user chooses, they may modify the text fields in the update page of the app and submit them to the database. A verification process will be used to prevent users from intentionally corrupting the database.</text:p>
      <text:h text:style-name="Heading_20_3" text:outline-level="3">Auto Correction </text:h>
      <text:p text:style-name="Text_20_body">The user will have the option to correct the parking schedule by uploading a picture of the sign to the database. The sign will be automatically recognized by the server and the schedule added to the database. The parking app will be directly integrated with the camera and a red/green light will be provided on the display to help guide the user to position the camera for optimal recognition performance. The parking app will also ensure that the GPS position of the sign is included in the uploaded image file header.</text:p>
      <text:p text:style-name="Text_20_body">After the picture has been processed by the server the results will be displayed for verification purposes.</text:p>
      <text:h text:style-name="Heading_20_2" text:outline-level="2">User Account </text:h>
      <text:p text:style-name="Text_20_body">Users must register their phone number in order to use the app. The server will only allow users to login from the registered phone number in order to prevent hacking. The user may optionally provide their name, address and email during registration.</text:p>
      <text:p text:style-name="Text_20_body">The android app will allow a user to change the following account information:</text:p>
      <text:list xml:id="list1183624713465784495" text:style-name="L2">
        <text:list-item>
          <text:p text:style-name="P2">username</text:p>
        </text:list-item>
        <text:list-item>
          <text:p text:style-name="P2">password</text:p>
        </text:list-item>
        <text:list-item>
          <text:p text:style-name="P2">phone number</text:p>
        </text:list-item>
        <text:list-item>
          <text:p text:style-name="P2">address</text:p>
        </text:list-item>
        <text:list-item>
          <text:p text:style-name="P2">email address</text:p>
        </text:list-item>
        <text:list-item>
          <text:p text:style-name="P2">name</text:p>
        </text:list-item>
      </text:list>
      <text:p text:style-name="Text_20_body"/>
      <text:p text:style-name="P5"/>
      <text:h text:style-name="Heading_20_1" text:outline-level="1">Server </text:h>
      <text:p text:style-name="Text_20_body">A server will be required to manage the database of parking schedules.</text:p>
      <text:h text:style-name="Heading_20_2" text:outline-level="2">Registration</text:h>
      <text:p text:style-name="Text_20_body">It will be possible to create a new account using any web browser. A form with the following information will be provided: </text:p>
      <text:list xml:id="list32191513" text:continue-list="list1183624713465784495" text:style-name="L2">
        <text:list-item text:start-value="1">
          <text:p text:style-name="P2">username</text:p>
        </text:list-item>
        <text:list-item>
          <text:p text:style-name="P2">password</text:p>
        </text:list-item>
        <text:list-item>
          <text:p text:style-name="P2">phone number</text:p>
        </text:list-item>
        <text:list-item>
          <text:p text:style-name="P2">address</text:p>
        </text:list-item>
        <text:list-item>
          <text:p text:style-name="P2">email address</text:p>
        </text:list-item>
        <text:list-item>
          <text:p text:style-name="P2">name</text:p>
        </text:list-item>
      </text:list>
      <text:h text:style-name="Heading_20_2" text:outline-level="2">Login</text:h>
      <text:p text:style-name="Text_20_body">The server will require the following information during login:</text:p>
      <text:list xml:id="list693181581200406678" text:style-name="L3">
        <text:list-item>
          <text:p text:style-name="P3">phone number</text:p>
        </text:list-item>
        <text:list-item>
          <text:p text:style-name="P3">password</text:p>
        </text:list-item>
      </text:list>
      <text:h text:style-name="Heading_20_2" text:outline-level="2">Download Schedule</text:h>
      <text:p text:style-name="Text_20_body">The server will support the down load of parking schedules. The inputs will consist of:</text:p>
      <text:list xml:id="list2744373519179805494" text:style-name="L4">
        <text:list-item>
          <text:p text:style-name="P4">south west co-ordinates of the map boundary</text:p>
        </text:list-item>
        <text:list-item>
          <text:p text:style-name="P4">north east co-ordinates of the map boundary</text:p>
        </text:list-item>
      </text:list>
      <text:p text:style-name="Text_20_body">The serve will return a hash of &lt;street name, parking schedule&gt; of all parking schedules in the database that reside within the border of the map.</text:p>
      <text:h text:style-name="Heading_20_2" text:outline-level="2">Upload Sign Image</text:h>
      <text:p text:style-name="Text_20_body">The server will allow an image to be uploaded and recognized. The recognized schedule will be stored in the database. The position of the sign will be read from the Exif header of the image.</text:p>
      <text:h text:style-name="Heading_20_2" text:outline-level="2">Upload Sign Schedule</text:h>
      <text:p text:style-name="Text_20_body"/>
      <text:p text:style-name="P5"/>
      <text:h text:style-name="Heading_20_1" text:outline-level="1">Sign Recognition</text:h>
      <text:p text:style-name="Text_20_body"/>
      <text:p text:style-name="P5"/>
      <text:h text:style-name="Heading_20_1" text:outline-level="1">Future Releas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Huculak</meta:initial-creator>
    <meta:creation-date>2016-08-21T21:25:05.56</meta:creation-date>
    <dc:date>2016-08-22T12:02:45.71</dc:date>
    <dc:creator>Mike Huculak</dc:creator>
    <meta:editing-duration>PT13H21M29S</meta:editing-duration>
    <meta:editing-cycles>5</meta:editing-cycles>
    <meta:generator>OpenOffice/4.0.1$Win32 OpenOffice.org_project/401m5$Build-9714</meta:generator>
    <meta:document-statistic meta:table-count="0" meta:image-count="0" meta:object-count="0" meta:page-count="5" meta:paragraph-count="59" meta:word-count="818" meta:character-count="4692"/>
  </office:meta>
</office:document-meta>
</file>